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NestedDocumentHandler.DefaultNestedDocumentHandler( PSGenerator g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estedDocumentHandler.handle( DSCEvent event , DSCParser pars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